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3" style:family="paragraph" style:parent-style-name="Standard">
      <style:paragraph-properties fo:line-height="150%"/>
      <style:text-properties style:font-name="Georgi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4</text:p>
      <text:p text:style-name="P2">Scheduling</text:p>
      <text:p text:style-name="P1"/>
      <text:p text:style-name="P1"/>
      <text:p text:style-name="P1">0.<text:tab/>God says user processes can run concurrently. Then there comes scheduling.<text:line-break/><text:line-break/>1.<text:tab/>Time to diff and patch! This is the first time to be rejected as for a piece of code in “pmap.c”. It seems that we will implement the famous Round-Robin.<text:line-break/><text:tab/>Well, is there someone who can explain the reason why the rectangular coats of those exercises are gone?<text:line-break/><text:line-break/>2.<text:tab/>Exercise-1<text:line-break/><text:tab/>Do remember to take the “envs” as a circular queue, and leave “envs[0]” alone.<text:line-break/>sched_yield()-------------------------------------------------------<text:line-break/><text:tab/>// Implement simple round-robin scheduling.</text:p>
      <text:p text:style-name="P1"><text:tab/>// Search through 'envs' for a runnable environment,</text:p>
      <text:p text:style-name="P1"><text:tab/>// in circular fashion starting after the previously running env,</text:p>
      <text:p text:style-name="P1"><text:tab/>// and switch to the first such environment found.</text:p>
      <text:p text:style-name="P1"><text:tab/>// It's OK to choose the previously running env if no other env</text:p>
      <text:p text:style-name="P1"><text:tab/>// is runnable.</text:p>
      <text:p text:style-name="P1"><text:tab/>// But never choose envs[0], the idle environment,</text:p>
      <text:p text:style-name="P1"><text:tab/>// unless NOTHING else is runnable.</text:p>
      <text:p text:style-name="P1"/>
      <text:p text:style-name="P1"><text:tab/>// LAB 4: Your code here.</text:p>
      <text:p text:style-name="P1"><text:tab/>// after the previously running env</text:p>
      <text:p text:style-name="P1"><text:tab/>// curenv may be NULL as curenv may be destroyed by "env_destroy()"</text:p>
      <text:p text:style-name="P1"><text:tab/>struct Env *e = (curenv == NULL || curenv &gt;= envs+NENV-1) ? (envs+1) : (curenv+1);</text:p>
      <text:p text:style-name="P1"><text:tab/>// skip envs[0]</text:p>
      <text:p text:style-name="P1"><text:tab/>int i;<text:tab/>// just a counter</text:p>
      <text:p text:style-name="P1"><text:tab/>for (i = 1; i &lt; NENV; ++i)</text:p>
      <text:p text:style-name="P1"><text:tab/>{</text:p>
      <text:p text:style-name="P1"><text:tab/><text:tab/>if (e-&gt;env_status == ENV_RUNNABLE)</text:p>
      <text:p text:style-name="P1"><text:tab/><text:tab/>{</text:p>
      <text:p text:style-name="P1"><text:soft-page-break/><text:tab/><text:tab/><text:tab/>env_run(e);</text:p>
      <text:p text:style-name="P1"><text:tab/><text:tab/><text:tab/>// should it return?</text:p>
      <text:p text:style-name="P1"><text:tab/><text:tab/><text:tab/>return;</text:p>
      <text:p text:style-name="P1"><text:tab/><text:tab/>}</text:p>
      <text:p text:style-name="P1"><text:tab/><text:tab/>e = (e &gt;= envs+NENV-1) ? (envs+1) : (e+1);</text:p>
      <text:p text:style-name="P1"><text:tab/>}</text:p>
      <text:p text:style-name="P1"><text:tab/>// Run the special idle environment when nothing else is runnable.</text:p>
      <text:p text:style-name="P1"><text:tab/>if (envs[0].env_status == ENV_RUNNABLE)</text:p>
      <text:p text:style-name="P1"><text:tab/><text:tab/>env_run(&amp;envs[0]);</text:p>
      <text:p text:style-name="P1"><text:tab/>else {</text:p>
      <text:p text:style-name="P1"><text:tab/><text:tab/>cprintf("Destroyed all environments - nothing more to do!\n");</text:p>
      <text:p text:style-name="P1"><text:tab/><text:tab/>while (1)</text:p>
      <text:p text:style-name="P1"><text:tab/><text:tab/><text:tab/>monitor(NULL);</text:p>
      <text:p text:style-name="P1"><text:tab/>}<text:line-break/>syscall()-------------------------------------------------------------<text:line-break/><text:tab/>Adding this into “switch”:<text:line-break/><text:tab/><text:tab/>case SYS_yield:</text:p>
      <text:p text:style-name="P1"><text:tab/><text:tab/><text:tab/>sys_yield();</text:p>
      <text:p text:style-name="P1"><text:tab/><text:tab/><text:tab/>return 0;<text:line-break/>-----------------------------------------------------------------------<text:line-break/><text:tab/>Then modify “kern/init.c” to “ENV_CREATE(user_yield)” twice.<text:line-break/><text:tab/>There may be too much information rolling the screen. Just comment out the line contained “print_trapframe(tf)” in “kern/monitor.c”.<text:line-break/><text:tab/>Notice that “curenv” can be NULL after calling “env_destroy()”:<text:line-break/>void</text:p>
      <text:p text:style-name="P1">env_destroy(struct Env *e) </text:p>
      <text:p text:style-name="P1">{</text:p>
      <text:p text:style-name="P1"><text:tab/>env_free(e);</text:p>
      <text:p text:style-name="P1"/>
      <text:p text:style-name="P1"><text:tab/>if (curenv == e) {</text:p>
      <text:p text:style-name="P1"><text:tab/><text:tab/>curenv = NULL;</text:p>
      <text:p text:style-name="P1"><text:tab/><text:tab/>sched_yield();</text:p>
      <text:p text:style-name="P1"><text:tab/>}</text:p>
      <text:p text:style-name="P1"><text:soft-page-break/>}<text:line-break/><text:line-break/><text:tab/>What's more, “curenv” may be NULL at the first time entering “sys_yield()”.<text:line-break/><text:tab/>Que.1<text:tab/><text:tab/>Simple. In “env_setup_vm()”, we just copy “boot_pgdir[]” to “e-&gt;env_pgdir[]”, as any va above <text:s/>UTOP cannot be accessed by user. That's quite awesome.<text:line-break/><text:line-break/>3.<text:tab/>Exercise-2<text:line-break/><text:tab/>We get to grant a gift to users by allowing them to use “fork()”. That means we need to implement one and then allow them to drop in through syscall.<text:line-break/><text:tab/>SO WHAT THE HELL IS “TWEAKED”?<text:line-break/><text:tab/>Okay, that's the most amazing idea I have ever met in JOS.<text:line-break/><text:tab/>First let's have a <text:s/>short discuss on eip. As we all know, eip points to the next instruction when calling a function(or a label). This is set automatically. As for intr and excp, that will be a little different.<text:line-break/><text:tab/>Eip discussed here is different from EIP register in cpu. EIP register points to the very next ins, updated as long as ins goes; eip discussed here refers to happens to be the returning address when calling a function, saved in Trapframe.tf_regs.reg_eip.<text:line-break/><text:tab/>I.<text:tab/>Excp.Trap: <text:tab/>Used to handle syscall. Eip points to the next ins behind the syscall;<text:line-break/><text:tab/>II.<text:tab/>Excp.Fault:<text:tab/>Used to handle fixable fault like page fault. Eip points to the very ins where the fault occurs;<text:line-break/><text:tab/>III.<text:tab/>Excp.Abort:<text:tab/>Vital fault, unrecoverable, like segmentation fault. Just send a SIGSEGV signal and abort the user process. Who cares the eip?<text:line-break/><text:tab/>IV.<text:tab/>Intr:<text:tab/><text:tab/>Intr will be responded if and only if during the interval between instructions. So eip points to the very next ins.<text:line-break/><text:tab/>“fork()” or “exofork()”(I just hate the word “exo”) belong to Excp.Trap, so the eip will point to the next ins. REMEMBER that all these above are about assembler language.<text:line-break/><text:tab/>When we use a “fork()”, it is ofter the case with us to type “VAR = fork()”. So how does it look like in assembler language?(in AT&amp;T? Maybe; And all words in uppercase represent something variable and not so important, such as “VAR” in the first sentence.)<text:line-break/><text:tab/>…...<text:line-break/><text:tab/>mov<text:tab/>$SYSCALL_NO,<text:tab/>%eax<text:tab/># eax holds the number of syscall<text:line-break/><text:tab/>call<text:tab/>FORK_ADDR &lt;fork&gt;<text:line-break/><text:tab/>…...<text:line-break/><text:soft-page-break/><text:tab/>iret<text:tab/><text:tab/><text:tab/><text:tab/><text:tab/># iret jumps to eip, and eax holds the returned value<text:line-break/><text:tab/>…...<text:line-break/><text:tab/>sw<text:tab/>%eax,<text:tab/>VAR_ADDR<text:tab/><text:tab/># VAR = fork()<text:line-break/><text:tab/>So that is clear that we should set child's eax to be zero, while leaving parent's eax unchanged(to be new envid). How? Trapframe plays an important role. Notice that we have copied env_tf from parent to child. Then the only work is to modify the child's eax to 0. Then when child is activated, she will get the same eip as her parent does when giving birth to her, and instantly update EIP register with saved eip value, get to the ins “sw %eax, VAR_ADDR”, then eax(just zero) is stored into the VAR in child process.<text:line-break/><text:tab/>What an amazing story!<text:line-break/>sys_exofork()-------------------------------------------------------<text:line-break/><text:tab/>// Create the new environment with env_alloc(), from kern/env.c.</text:p>
      <text:p text:style-name="P1"><text:tab/>// It should be left as env_alloc created it, except that</text:p>
      <text:p text:style-name="P1"><text:tab/>// status is set to ENV_NOT_RUNNABLE, and the register set is copied</text:p>
      <text:p text:style-name="P1"><text:tab/>// from the current environment -- but tweaked so sys_exofork</text:p>
      <text:p text:style-name="P1"><text:tab/>// will appear to return 0.</text:p>
      <text:p text:style-name="P1"><text:tab/>// LAB 4: Your code here.</text:p>
      <text:p text:style-name="P1"><text:tab/>struct Env *env;</text:p>
      <text:p text:style-name="P1"><text:tab/>if (env_alloc(&amp;env, curenv-&gt;env_id) &lt; 0)</text:p>
      <text:p text:style-name="P1"><text:tab/>{</text:p>
      <text:p text:style-name="P1"><text:tab/><text:tab/>return -E_NO_FREE_ENV;</text:p>
      <text:p text:style-name="P1"><text:tab/>}</text:p>
      <text:p text:style-name="P1"><text:tab/>env-&gt;env_status = ENV_NOT_RUNNABLE;</text:p>
      <text:p text:style-name="P1"><text:tab/>env-&gt;env_tf = curenv-&gt;env_tf;</text:p>
      <text:p text:style-name="P1"><text:tab/>// amazing, set child's returned value to 0</text:p>
      <text:p text:style-name="P1"><text:tab/>env-&gt;env_tf.tf_regs.reg_eax = 0;</text:p>
      <text:p text:style-name="P1"><text:tab/>return env-&gt;env_id;<text:line-break/>sys_env_set_status()----------------------------------------------<text:line-break/><text:tab/>// LAB 4: Your code here.</text:p>
      <text:p text:style-name="P1"><text:tab/>// Set envid's env_status to status, which must be ENV_RUNNABLE</text:p>
      <text:p text:style-name="P1"><text:tab/>// or ENV_NOT_RUNNABLE.</text:p>
      <text:p text:style-name="P1"><text:tab/>// check status</text:p>
      <text:p text:style-name="P1"><text:tab/>if (status != ENV_RUNNABLE &amp;&amp; status != ENV_NOT_RUNNABLE)</text:p>
      <text:p text:style-name="P1"><text:soft-page-break/><text:tab/>{</text:p>
      <text:p text:style-name="P1"><text:tab/><text:tab/>return -E_INVAL;</text:p>
      <text:p text:style-name="P1"><text:tab/>}</text:p>
      <text:p text:style-name="P1"><text:tab/>struct Env *env;</text:p>
      <text:p text:style-name="P1"><text:tab/>// check envid</text:p>
      <text:p text:style-name="P1"><text:tab/>if (envid2env(envid, &amp;env, 1) &lt; 0)</text:p>
      <text:p text:style-name="P1"><text:tab/>{</text:p>
      <text:p text:style-name="P1"><text:tab/><text:tab/>return -E_BAD_ENV;</text:p>
      <text:p text:style-name="P1"><text:tab/>}</text:p>
      <text:p text:style-name="P1"><text:tab/>env-&gt;env_status = status;</text:p>
      <text:p text:style-name="P1"><text:tab/>return 0;<text:line-break/>sys_page_alloc()---------------------------------------------------<text:line-break/><text:tab/>// LAB 4: Your code here.</text:p>
      <text:p text:style-name="P1"><text:tab/>// Allocate a page of memory and map it at 'va' with permission</text:p>
      <text:p text:style-name="P1"><text:tab/>// 'perm' in the address space of 'envid'.</text:p>
      <text:p text:style-name="P1"><text:tab/>// PGOFF(va) = va &amp; 0xfff, to check whether va is page-aligned</text:p>
      <text:p text:style-name="P1"><text:tab/>if ((unsigned int)va &gt;= UTOP || PGOFF(va) || (perm &amp; (PTE_U | PTE_P)) != (PTE_U | PTE_P))</text:p>
      <text:p text:style-name="P1"><text:tab/>{</text:p>
      <text:p text:style-name="P1"><text:tab/><text:tab/>return -E_INVAL;</text:p>
      <text:p text:style-name="P1"><text:tab/>}</text:p>
      <text:p text:style-name="P1"><text:tab/>struct Env *env;</text:p>
      <text:p text:style-name="P1"><text:tab/>if (envid2env(envid, &amp;env, 1) &lt; 0)</text:p>
      <text:p text:style-name="P1"><text:tab/>{</text:p>
      <text:p text:style-name="P1"><text:tab/><text:tab/>return -E_BAD_ENV;</text:p>
      <text:p text:style-name="P1"><text:tab/>}</text:p>
      <text:p text:style-name="P1"><text:tab/>struct Page *pg;</text:p>
      <text:p text:style-name="P1"><text:tab/>if (page_alloc(&amp;pg) &lt; 0)</text:p>
      <text:p text:style-name="P1"><text:tab/>{</text:p>
      <text:p text:style-name="P1"><text:tab/><text:tab/>return -E_NO_MEM;</text:p>
      <text:p text:style-name="P1"><text:tab/>}</text:p>
      <text:p text:style-name="P1"><text:tab/>// If page_insert() fails, remember to free the page you allocated!</text:p>
      <text:p text:style-name="P1"><text:tab/>if (page_insert(env-&gt;env_pgdir, pg, va, perm) &lt; 0)</text:p>
      <text:p text:style-name="P1"><text:soft-page-break/><text:tab/>{</text:p>
      <text:p text:style-name="P1"><text:tab/><text:tab/>// remember to use "page_decref" rather than</text:p>
      <text:p text:style-name="P1"><text:tab/><text:tab/>// "page_free", as page cannot be freed until pg_ref = 0.</text:p>
      <text:p text:style-name="P1"><text:tab/><text:tab/>page_decref(pg);</text:p>
      <text:p text:style-name="P1"><text:tab/><text:tab/>return -E_NO_MEM;</text:p>
      <text:p text:style-name="P1"><text:tab/>}</text:p>
      <text:p text:style-name="P1"><text:tab/>// The page's contents are set to 0.</text:p>
      <text:p text:style-name="P1"><text:tab/>// Remember "page2kva", ha?</text:p>
      <text:p text:style-name="P1"><text:tab/>memset(page2kva(pg), 0, PGSIZE);</text:p>
      <text:p text:style-name="P1"><text:tab/>return 0;<text:line-break/>sys_page_map()---------------------------------------------------<text:line-break/><text:tab/>// LAB 4: Your code here.</text:p>
      <text:p text:style-name="P1"><text:tab/>// Map the page of memory at 'srcva' in srcenvid's address space</text:p>
      <text:p text:style-name="P1"><text:tab/>// at 'dstva' in dstenvid's address space with permission 'perm'.</text:p>
      <text:p text:style-name="P1"><text:tab/>if ((unsigned int)srcva &gt;= UTOP || PGOFF(srcva) || (perm &amp; (PTE_U | PTE_P)) != (PTE_U | PTE_P)</text:p>
      <text:p text:style-name="P1"><text:tab/><text:tab/>|| (unsigned int)dstva &gt;= UTOP || PGOFF(dstva) )</text:p>
      <text:p text:style-name="P1"><text:tab/>{</text:p>
      <text:p text:style-name="P1"><text:tab/><text:tab/>return -E_INVAL;</text:p>
      <text:p text:style-name="P1"><text:tab/>}</text:p>
      <text:p text:style-name="P1"><text:tab/>struct Env *srcenv, *dstenv;</text:p>
      <text:p text:style-name="P1"><text:tab/>if (envid2env(srcenvid, &amp;srcenv, 1) &lt; 0 || envid2env(dstenvid, &amp;dstenv, 1) &lt; 0)</text:p>
      <text:p text:style-name="P1"><text:tab/>{</text:p>
      <text:p text:style-name="P1"><text:tab/><text:tab/>return -E_BAD_ENV;</text:p>
      <text:p text:style-name="P1"><text:tab/>}</text:p>
      <text:p text:style-name="P1"><text:tab/>pte_t *pte_addr;</text:p>
      <text:p text:style-name="P1"><text:tab/>struct Page *pg = page_lookup(srcenv-&gt;env_pgdir, srcva, &amp;pte_addr);</text:p>
      <text:p text:style-name="P1"><text:tab/>// find it in src address space</text:p>
      <text:p text:style-name="P1"><text:tab/>if (pg == NULL)</text:p>
      <text:p text:style-name="P1"><text:tab/>{</text:p>
      <text:p text:style-name="P1"><text:tab/><text:tab/>return -E_INVAL;</text:p>
      <text:p text:style-name="P1"><text:tab/>}</text:p>
      <text:p text:style-name="P1"><text:tab/>// check extra perm</text:p>
      <text:p text:style-name="P1"><text:soft-page-break/><text:tab/>if ((perm &amp; PTE_W) &amp;&amp; !(*pte_addr &amp; PTE_W))</text:p>
      <text:p text:style-name="P1"><text:tab/>{</text:p>
      <text:p text:style-name="P1"><text:tab/><text:tab/>return -E_INVAL;</text:p>
      <text:p text:style-name="P1"><text:tab/>}</text:p>
      <text:p text:style-name="P1"><text:tab/>// map to dst address space</text:p>
      <text:p text:style-name="P1"><text:tab/>if (page_insert(dstenv-&gt;env_pgdir, pg, dstva, perm) &lt; 0)</text:p>
      <text:p text:style-name="P1"><text:tab/>{</text:p>
      <text:p text:style-name="P1"><text:tab/><text:tab/>return -E_NO_MEM;</text:p>
      <text:p text:style-name="P1"><text:tab/>}</text:p>
      <text:p text:style-name="P1"><text:tab/>return 0;<text:line-break/>sys_page_unmap()------------------------------------------------<text:line-break/><text:tab/>// LAB 4: Your code here.</text:p>
      <text:p text:style-name="P1"><text:tab/>// Unmap the page of memory at 'va' in the address space of 'envid'.</text:p>
      <text:p text:style-name="P1"><text:tab/>if ((unsigned int)va &gt;= UTOP || PGOFF(va))</text:p>
      <text:p text:style-name="P1"><text:tab/>{</text:p>
      <text:p text:style-name="P1"><text:tab/><text:tab/>return -E_INVAL;</text:p>
      <text:p text:style-name="P1"><text:tab/>}</text:p>
      <text:p text:style-name="P1"><text:tab/>struct Env *env;</text:p>
      <text:p text:style-name="P1"><text:tab/>if (envid2env(envid, &amp;env, 1) &lt; 0)</text:p>
      <text:p text:style-name="P1"><text:tab/>{</text:p>
      <text:p text:style-name="P1"><text:tab/><text:tab/>return -E_BAD_ENV;</text:p>
      <text:p text:style-name="P1"><text:tab/>}</text:p>
      <text:p text:style-name="P1"><text:tab/>page_remove(env-&gt;env_pgdir, va);</text:p>
      <text:p text:style-name="P1"><text:tab/>return 0;<text:line-break/>----------------------------------------------------------------------<text:line-break/><text:tab/>Compared to “fork()”, the other functions are such simple stuff. JUST FOLLOW THE INSTRUCTIONS.<text:line-break/><text:tab/>Don't forget to add syscalls.<text:line-break/>syscall()------------------------------------------------------------<text:line-break/><text:tab/>Adding this into “switch”:<text:line-break/><text:tab/><text:tab/>case SYS_exofork:</text:p>
      <text:p text:style-name="P1"><text:tab/><text:tab/><text:tab/>return sys_exofork();</text:p>
      <text:p text:style-name="P1"><text:tab/><text:tab/>case SYS_env_set_status:</text:p>
      <text:p text:style-name="P1"><text:soft-page-break/><text:tab/><text:tab/><text:tab/>return sys_env_set_status((envid_t) a1, (int)a2);</text:p>
      <text:p text:style-name="P1"><text:tab/><text:tab/>case SYS_page_alloc:</text:p>
      <text:p text:style-name="P1"><text:tab/><text:tab/><text:tab/>return sys_page_alloc((envid_t) a1, (void *)a2, (int)a3);</text:p>
      <text:p text:style-name="P1"><text:tab/><text:tab/>case SYS_page_map:</text:p>
      <text:p text:style-name="P1"><text:tab/><text:tab/><text:tab/>return sys_page_map((envid_t) a1, (void *)a2, (envid_t) a3, (void *)a4, (int)a5);</text:p>
      <text:p text:style-name="P1"><text:tab/><text:tab/>case SYS_page_unmap:</text:p>
      <text:p text:style-name="P1"><text:tab/><text:tab/><text:tab/>return sys_page_unmap((envid_t) a1, (void *)a2);<text:line-break/>-------------------------------------------------------------------<text:line-break/><text:tab/>Then run “user/dumbfork”, there will be foolish guys shouting around “i am a child” or “i am a parent”.<text:line-break/><text:line-break/>4.<text:tab/>Exericse-4<text:line-break/><text:tab/>So where is exercise-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2T23:23:19</dc:date>
    <meta:editing-duration>P2DT16H2M15S</meta:editing-duration>
    <meta:editing-cycles>1939</meta:editing-cycles>
    <meta:generator>LibreOffice/3.5$Linux_x86 LibreOffice_project/350m1$Build-202</meta:generator>
    <dc:creator>Yuchen Yan</dc:creator>
    <meta:document-statistic meta:table-count="0" meta:image-count="0" meta:object-count="0" meta:page-count="8" meta:paragraph-count="154" meta:word-count="1328" meta:character-count="8774" meta:non-whitespace-character-count="7340"/>
  </office:meta>
</office:document-meta>
</file>